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4.03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4.216cm"/>
    </style:style>
    <style:style style:name="co10" style:family="table-column">
      <style:table-column-properties fo:break-before="auto" style:column-width="3.284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3.381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 style:data-style-name="N60"/>
    <style:style style:name="ce3" style:family="table-cell" style:parent-style-name="Default" style:data-style-name="N10099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 style:data-style-name="N116"/>
    <style:style style:name="ce11" style:family="table-cell" style:parent-style-name="Default" style:data-style-name="N115"/>
    <style:style style:name="ce12" style:family="table-cell" style:parent-style-name="Default" style:data-style-name="N117"/>
    <style:style style:name="ce13" style:family="table-cell" style:parent-style-name="Default" style:data-style-name="N60">
      <style:text-properties style:font-name="Arial" style:font-name-asian="DejaVu Sans" style:font-name-complex="Lohit Hindi"/>
    </style:style>
    <style:style style:name="ce14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ribbon_singlePha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([.F2]/60)*[.$B$12]*[.$B$12]*[.$B$2]/[.E2]" office:value-type="float" office:value="0.00285833333333333" calcext:value-type="float">
            <text:p>0.0028583333</text:p>
          </table:table-cell>
          <table:table-cell table:formula="of:=[.$B$12]/[.G2]^(0.75)*3.1416" office:value-type="float" office:value="88.9476087554758" calcext:value-type="float">
            <text:p>88.9476087555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([.F3]/60)*[.$B$12]*[.$B$12]*[.$B$2]/[.E3]" office:value-type="float" office:value="0.0142916666666667" calcext:value-type="float">
            <text:p>0.0142916667</text:p>
          </table:table-cell>
          <table:table-cell table:formula="of:=[.$B$12]/[.G3]^(0.75)*3.1416" office:value-type="float" office:value="26.6015396690085" calcext:value-type="float">
            <text:p>26.601539669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([.F4]/60)*[.$B$12]*[.$B$12]*[.$B$2]/[.E4]" office:value-type="float" office:value="0.0285833333333333" calcext:value-type="float">
            <text:p>0.0285833333</text:p>
          </table:table-cell>
          <table:table-cell table:formula="of:=[.$B$12]/[.G4]^(0.75)*3.1416" office:value-type="float" office:value="15.817370122206" calcext:value-type="float">
            <text:p>15.8173701222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([.F5]/60)*[.$B$12]*[.$B$12]*[.$B$2]/[.E5]" office:value-type="float" office:value="0.142916666666667" calcext:value-type="float">
            <text:p>0.1429166667</text:p>
          </table:table-cell>
          <table:table-cell table:formula="of:=[.$B$12]/[.G5]^(0.75)*3.1416" office:value-type="float" office:value="4.73049702687315" calcext:value-type="float">
            <text:p>4.7304970269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([.F6]/60)*[.$B$12]*[.$B$12]*[.$B$2]/[.E6]" office:value-type="float" office:value="0.285833333333333" calcext:value-type="float">
            <text:p>0.2858333333</text:p>
          </table:table-cell>
          <table:table-cell table:formula="of:=[.$B$12]/[.G6]^(0.75)*3.1416" office:value-type="float" office:value="2.81277036092838" calcext:value-type="float">
            <text:p>2.8127703609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F7]/60)*[.$B$12]*[.$B$12]*[.$B$2]/[.E7]" office:value-type="float" office:value="1.42916666666667" calcext:value-type="float">
            <text:p>1.4291666667</text:p>
          </table:table-cell>
          <table:table-cell table:formula="of:=[.$B$12]/[.G7]^(0.75)*3.1416" office:value-type="float" office:value="0.841214546213886" calcext:value-type="float">
            <text:p>0.8412145462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F8]/60)*[.$B$12]*[.$B$12]*[.$B$2]/[.E8]" office:value-type="float" office:value="2.85833333333333" calcext:value-type="float">
            <text:p>2.8583333333</text:p>
          </table:table-cell>
          <table:table-cell table:formula="of:=[.$B$12]/[.G8]^(0.75)*3.1416" office:value-type="float" office:value="0.50018916180067" calcext:value-type="float">
            <text:p>0.5001891618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F9]/60)*[.$B$12]*[.$B$12]*[.$B$2]/[.E9]" office:value-type="float" office:value="5.71666666666667" calcext:value-type="float">
            <text:p>5.7166666667</text:p>
          </table:table-cell>
          <table:table-cell table:formula="of:=[.$B$12]/[.G9]^(0.75)*3.1416" office:value-type="float" office:value="0.297414255030302" calcext:value-type="float">
            <text:p>0.297414255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F10]/60)*[.$B$12]*[.$B$12]*[.$B$2]/[.E10]" office:value-type="float" office:value="11.4333333333333" calcext:value-type="float">
            <text:p>11.4333333333</text:p>
          </table:table-cell>
          <table:table-cell table:formula="of:=[.$B$12]/[.G10]^(0.75)*3.1416" office:value-type="float" office:value="0.176843574092634" calcext:value-type="float">
            <text:p>0.1768435741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F11]/60)*[.$B$12]*[.$B$12]*[.$B$2]/[.E11]" office:value-type="float" office:value="22.8666666666667" calcext:value-type="float">
            <text:p>22.8666666667</text:p>
          </table:table-cell>
          <table:table-cell table:formula="of:=[.$B$12]/[.G11]^(0.75)*3.1416" office:value-type="float" office:value="0.105151818276736" calcext:value-type="float">
            <text:p>0.105151818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F12]/60)*[.$B$12]*[.$B$12]*[.$B$2]/[.E12]" office:value-type="float" office:value="45.7333333333333" calcext:value-type="float">
            <text:p>45.7333333333</text:p>
          </table:table-cell>
          <table:table-cell table:formula="of:=[.$B$12]/[.G12]^(0.75)*3.1416" office:value-type="float" office:value="0.0625236452250837" calcext:value-type="float">
            <text:p>0.0625236452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F13]/60)*[.$B$12]*[.$B$12]*[.$B$2]/[.E13]" office:value-type="float" office:value="91.4666666666667" calcext:value-type="float">
            <text:p>91.4666666667</text:p>
          </table:table-cell>
          <table:table-cell table:formula="of:=[.$B$12]/[.G13]^(0.75)*3.1416" office:value-type="float" office:value="0.0371767818787877" calcext:value-type="float">
            <text:p>0.0371767819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F14]/60)*[.$B$12]*[.$B$12]*[.$B$2]/[.E14]" office:value-type="float" office:value="142.916666666667" calcext:value-type="float">
            <text:p>142.9166666667</text:p>
          </table:table-cell>
          <table:table-cell table:formula="of:=[.$B$12]/[.G14]^(0.75)*3.1416" office:value-type="float" office:value="0.0266015396690085" calcext:value-type="float">
            <text:p>0.0266015397</text:p>
          </table:table-cell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formula="of:=[.B14]/60*[.B2]*[.B12]*[.B12]/[.B4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F15]/60)*[.$B$12]*[.$B$12]*[.$B$2]/[.E15]" office:value-type="float" office:value="214.375" calcext:value-type="float">
            <text:p>214.375</text:p>
          </table:table-cell>
          <table:table-cell table:formula="of:=[.$B$12]/[.G15]^(0.75)*3.1416" office:value-type="float" office:value="0.0196262953252551" calcext:value-type="float">
            <text:p>0.0196262953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F16]/60)*[.$B$12]*[.$B$12]*[.$B$2]/[.E16]" office:value-type="float" office:value="285.833333333333" calcext:value-type="float">
            <text:p>285.8333333333</text:p>
          </table:table-cell>
          <table:table-cell table:formula="of:=[.$B$12]/[.G16]^(0.75)*3.1416" office:value-type="float" office:value="0.015817370122206" calcext:value-type="float">
            <text:p>0.0158173701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F17]/60)*[.$B$12]*[.$B$12]*[.$B$2]/[.E17]" office:value-type="float" office:value="357.291666666667" calcext:value-type="float">
            <text:p>357.2916666667</text:p>
          </table:table-cell>
          <table:table-cell table:formula="of:=[.$B$12]/[.G17]^(0.75)*3.1416" office:value-type="float" office:value="0.0133798661043392" calcext:value-type="float">
            <text:p>0.0133798661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[.E17]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([.F18]/60)*[.$B$12]*[.$B$12]*[.$B$2]/[.E18]" office:value-type="float" office:value="428.75" calcext:value-type="float">
            <text:p>428.75</text:p>
          </table:table-cell>
          <table:table-cell table:formula="of:=[.$B$12]/[.G18]^(0.75)*3.1416" office:value-type="float" office:value="0.011669865020969" calcext:value-type="float">
            <text:p>0.011669865</text:p>
          </table:table-cell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([.F19]/60)*[.$B$12]*[.$B$12]*[.$B$2]/[.E19]" office:value-type="float" office:value="500.208333333333" calcext:value-type="float">
            <text:p>500.2083333333</text:p>
          </table:table-cell>
          <table:table-cell table:formula="of:=[.$B$12]/[.G19]^(0.75)*3.1416" office:value-type="float" office:value="0.0103957479338982" calcext:value-type="float">
            <text:p>0.0103957479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[.E19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F20]/60)*[.$B$12]*[.$B$12]*[.$B$2]/[.E20]" office:value-type="float" office:value="571.666666666667" calcext:value-type="float">
            <text:p>571.6666666667</text:p>
          </table:table-cell>
          <table:table-cell table:formula="of:=[.$B$12]/[.G20]^(0.75)*3.1416" office:value-type="float" office:value="0.00940506454497944" calcext:value-type="float">
            <text:p>0.0094050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e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2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2" office:value-type="float" office:value="0.000001325" calcext:value-type="float">
            <text:p>1.33E-006</text:p>
          </table:table-cell>
          <table:table-cell table:style-name="ce2" table:formula="of:=[.H3]*2*1000" office:value-type="float" office:value="0.00265" calcext:value-type="float">
            <text:p>2.65E-003</text:p>
          </table:table-cell>
          <table:table-cell table:style-name="ce2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2" office:value-type="float" office:value="0.0000014124" calcext:value-type="float">
            <text:p>1.41E-006</text:p>
          </table:table-cell>
          <table:table-cell table:style-name="ce2" table:formula="of:=[.H4]*2*1000" office:value-type="float" office:value="0.0028248" calcext:value-type="float">
            <text:p>2.82E-003</text:p>
          </table:table-cell>
          <table:table-cell table:style-name="ce2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2" office:value-type="float" office:value="0.000001453" calcext:value-type="float">
            <text:p>1.45E-006</text:p>
          </table:table-cell>
          <table:table-cell table:style-name="ce2" table:formula="of:=[.H5]*2*1000" office:value-type="float" office:value="0.002906" calcext:value-type="float">
            <text:p>2.91E-003</text:p>
          </table:table-cell>
          <table:table-cell table:style-name="ce2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2" office:value-type="float" office:value="0.0000014851" calcext:value-type="float">
            <text:p>1.49E-006</text:p>
          </table:table-cell>
          <table:table-cell table:style-name="ce2" table:formula="of:=[.H6]*2*1000" office:value-type="float" office:value="0.0029702" calcext:value-type="float">
            <text:p>2.97E-003</text:p>
          </table:table-cell>
          <table:table-cell table:style-name="ce2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2" office:value-type="float" office:value="0.0000015148" calcext:value-type="float">
            <text:p>1.51E-006</text:p>
          </table:table-cell>
          <table:table-cell table:style-name="ce2" table:formula="of:=[.H7]*2*1000" office:value-type="float" office:value="0.0030296" calcext:value-type="float">
            <text:p>3.03E-003</text:p>
          </table:table-cell>
          <table:table-cell table:style-name="ce2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2" office:value-type="float" office:value="0.0000015452" calcext:value-type="float">
            <text:p>1.55E-006</text:p>
          </table:table-cell>
          <table:table-cell table:style-name="ce2" table:formula="of:=[.H8]*2*1000" office:value-type="float" office:value="0.0030904" calcext:value-type="float">
            <text:p>3.09E-003</text:p>
          </table:table-cell>
          <table:table-cell table:style-name="ce2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2" office:value-type="float" office:value="0.0000015796" calcext:value-type="float">
            <text:p>1.58E-006</text:p>
          </table:table-cell>
          <table:table-cell table:style-name="ce2" table:formula="of:=[.H9]*2*1000" office:value-type="float" office:value="0.0031592" calcext:value-type="float">
            <text:p>3.16E-003</text:p>
          </table:table-cell>
          <table:table-cell table:style-name="ce2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2" office:value-type="float" office:value="0.0000016258" calcext:value-type="float">
            <text:p>1.63E-006</text:p>
          </table:table-cell>
          <table:table-cell table:style-name="ce2" table:formula="of:=[.H10]*2*1000" office:value-type="float" office:value="0.0032516" calcext:value-type="float">
            <text:p>3.25E-003</text:p>
          </table:table-cell>
          <table:table-cell table:style-name="ce2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2" office:value-type="float" office:value="0.0000017462" calcext:value-type="float">
            <text:p>1.75E-006</text:p>
          </table:table-cell>
          <table:table-cell table:style-name="ce2" table:formula="of:=[.H11]*2*1000" office:value-type="float" office:value="0.0034924" calcext:value-type="float">
            <text:p>3.49E-003</text:p>
          </table:table-cell>
          <table:table-cell table:style-name="ce2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2" office:value-type="float" office:value="0.00000175" calcext:value-type="float">
            <text:p>1.75E-006</text:p>
          </table:table-cell>
          <table:table-cell table:style-name="ce2" table:formula="of:=[.H12]*2*1000" office:value-type="float" office:value="0.0035" calcext:value-type="float">
            <text:p>3.50E-003</text:p>
          </table:table-cell>
          <table:table-cell table:style-name="ce2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formula="of:=[.B14]/60*[.B2]*[.B12]*[.B12]/[.B4]" office:value-type="float" office:value="5268.80666666667" calcext:value-type="float">
            <text:p>5268.8066666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2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10000000" calcext:value-type="float">
            <text:p>1.00E+007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431.19781242329" calcext:value-type="float">
            <text:p>44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3208.016347509" calcext:value-type="float">
            <text:p>2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1319.1234389678" calcext:value-type="float">
            <text:p>213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9964.7373966324" calcext:value-type="float">
            <text:p>19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4])" office:value-type="float" office:value="0.0187777777777778" calcext:value-type="float">
            <text:p>0.0187777778</text:p>
          </table:table-cell>
          <table:table-cell office:value-type="float" office:value="0.32" calcext:value-type="float">
            <text:p>0.32</text:p>
          </table:table-cell>
          <table:table-cell table:formula="of:=2.65*([.C23]+1)-(5.3-3.5*[.C23])*[.C23]*[.C23]*EXP(-(1.5-LOG([.$B$21];10)/2))" office:value-type="float" office:value="3.49511594307009" calcext:value-type="float">
            <text:p>3.4951159431</text:p>
          </table:table-cell>
          <table:table-cell table:formula="of:=[.B23]/([.C23])^(-[.D23])" office:value-type="float" office:value="0.000350014466790609" calcext:value-type="float">
            <text:p>0.0003500145</text:p>
          </table:table-cell>
          <table:table-cell/>
          <table:table-cell table:style-name="ce2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8814.1887185281" calcext:value-type="float">
            <text:p>1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7727.0561092957" calcext:value-type="float">
            <text:p>17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6592.3614484094" calcext:value-type="float">
            <text:p>16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11419191097169" calcext:value-type="float">
            <text:p>0.0001114192</text:p>
          </table:table-cell>
          <table:table-cell/>
          <table:table-cell table:style-name="ce3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217.591669651" calcext:value-type="float">
            <text:p>15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2" office:value-type="float" office:value="0.000001" calcext:value-type="float">
            <text:p>1.00E-006</text:p>
          </table:table-cell>
          <table:table-cell table:formula="of:=[.B27]/[.B26]" office:value-type="float" office:value="0.00897511452158988" calcext:value-type="float">
            <text:p>0.0089751145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282.3336247235" calcext:value-type="float">
            <text:p>12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0922391065424664" calcext:value-type="float">
            <text:p>9.22391065424664E-005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3.242980128374" calcext:value-type="float">
            <text:p>11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string" calcext:value-type="string">
            <text:p>Total number of particle</text:p>
          </table:table-cell>
          <table:table-cell table:style-name="ce8" table:formula="of:=SUM([.I19:.I28])" office:value-type="float" office:value="149669.849546269" calcext:value-type="float">
            <text:p>149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17]" office:value-type="float" office:value="0.0000230069301997892" calcext:value-type="float">
            <text:p>2.30E-005</text:p>
          </table:table-cell>
          <table:table-cell table:number-columns-repeated="5"/>
          <table:table-cell table:style-name="ce2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3]*[.B6]" office:value-type="float" office:value="0.000225697985259932" calcext:value-type="float">
            <text:p>0.000225698</text:p>
          </table:table-cell>
          <table:table-cell table:number-columns-repeated="5"/>
          <table:table-cell table:style-name="ce2" office:value-type="float" office:value="600" calcext:value-type="float">
            <text:p>6.00E+00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table:formula="of:=[.I34]*[.H34]/60*2*3.14159/([.$B$12]^5*([.H34]/60)^3*1000)" office:value-type="float" office:value="1.17910528573926" calcext:value-type="float">
            <text:p>1.1791052857</text:p>
          </table:table-cell>
          <table:table-cell table:formula="of:=[.I34]*2*3.14159*[.H34]/60" office:value-type="float" office:value="38.955716" calcext:value-type="float">
            <text:p>38.95571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number-columns-repeated="7"/>
          <table:table-cell table:style-name="ce2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office:value-type="string" calcext:value-type="string">
            <text:p>Vol fraction</text:p>
          </table:table-cell>
          <table:table-cell table:formula="of:=[.B36]*[.B2]/[.B3]*(1+[.B2]/[.B3]*[.B36]-[.B36])^(-1)" office:value-type="float" office:value="0.0585774058577406" calcext:value-type="float">
            <text:p>0.0585774059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Vol of particles</text:p>
          </table:table-cell>
          <table:table-cell table:formula="of:=[.B37]*[.B16]" office:value-type="float" office:value="0.0022371661661114" calcext:value-type="float">
            <text:p>0.002237166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table:number-columns-repeated="2"/>
          <table:table-cell table:number-columns-repeated="10"/>
        </table:table-row>
        <table:table-row table:style-name="ro1">
          <table:table-cell table:style-name="ce2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/>
          <table:table-cell office:value-type="float" office:value="30" calcext:value-type="float">
            <text:p>30</text:p>
          </table:table-cell>
          <table:table-cell table:formula="of:=[.$B$12]*[.$B$12]*[.$B$2]*[.D42]/60/[.$B$4]" office:value-type="float" office:value="225.806" calcext:value-type="float">
            <text:p>225.806</text:p>
          </table:table-cell>
          <table:table-cell table:formula="of:=[.$B$12]/([.E42])^(0.75)" office:value-type="float" office:value="0.00218022900357609" calcext:value-type="float">
            <text:p>0.002180229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752.686666666667" calcext:value-type="float">
            <text:p>752.6866666667</text:p>
          </table:table-cell>
          <table:table-cell table:formula="of:=[.$B$12]/([.E43])^(0.75)" office:value-type="float" office:value="0.000883777730144041" calcext:value-type="float">
            <text:p>0.00088377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505.37333333333" calcext:value-type="float">
            <text:p>1505.3733333333</text:p>
          </table:table-cell>
          <table:table-cell table:formula="of:=[.$B$12]/([.E44])^(0.75)" office:value-type="float" office:value="0.000525497382384124" calcext:value-type="float">
            <text:p>0.00052549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2258.06" calcext:value-type="float">
            <text:p>2258.06</text:p>
          </table:table-cell>
          <table:table-cell table:formula="of:=[.$B$12]/([.E45])^(0.75)" office:value-type="float" office:value="0.000387705634622904" calcext:value-type="float">
            <text:p>0.00038770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3010.74666666667" calcext:value-type="float">
            <text:p>3010.7466666667</text:p>
          </table:table-cell>
          <table:table-cell table:formula="of:=[.$B$12]/([.E46])^(0.75)" office:value-type="float" office:value="0.000312462613023253" calcext:value-type="float">
            <text:p>0.00031246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763.43333333333" calcext:value-type="float">
            <text:p>3763.4333333333</text:p>
          </table:table-cell>
          <table:table-cell table:formula="of:=[.$B$12]/([.E47])^(0.75)" office:value-type="float" office:value="0.00026431119032827" calcext:value-type="float">
            <text:p>0.00026431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formula="of:=[.$B$12]*[.$B$12]*[.$B$2]*[.D48]/60/[.$B$4]" office:value-type="float" office:value="4516.12" calcext:value-type="float">
            <text:p>4516.12</text:p>
          </table:table-cell>
          <table:table-cell table:formula="of:=[.$B$12]/([.E48])^(0.75)" office:value-type="float" office:value="0.000230531149610101" calcext:value-type="float">
            <text:p>0.00023053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5268.80666666667" calcext:value-type="float">
            <text:p>5268.8066666667</text:p>
          </table:table-cell>
          <table:table-cell table:formula="of:=[.$B$12]/([.E49])^(0.75)" office:value-type="float" office:value="0.000205361734514681" calcext:value-type="float">
            <text:p>0.0002053617</text:p>
          </table:table-cell>
          <table:table-cell table:number-columns-repeated="6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2" table:formula="of:=[.B4]/[.B2]" office:value-type="float" office:value="0.000719424460431655" calcext:value-type="float">
            <text:p>7.19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390" calcext:value-type="float">
            <text:p>139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2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2" office:value-type="float" office:value="0.000001325" calcext:value-type="float">
            <text:p>1.33E-006</text:p>
          </table:table-cell>
          <table:table-cell table:style-name="ce2" table:formula="of:=[.H3]*2*1000" office:value-type="float" office:value="0.00265" calcext:value-type="float">
            <text:p>2.65E-003</text:p>
          </table:table-cell>
          <table:table-cell table:style-name="ce2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2" office:value-type="float" office:value="0.0000014124" calcext:value-type="float">
            <text:p>1.41E-006</text:p>
          </table:table-cell>
          <table:table-cell table:style-name="ce2" table:formula="of:=[.H4]*2*1000" office:value-type="float" office:value="0.0028248" calcext:value-type="float">
            <text:p>2.82E-003</text:p>
          </table:table-cell>
          <table:table-cell table:style-name="ce2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2" office:value-type="float" office:value="0.000001453" calcext:value-type="float">
            <text:p>1.45E-006</text:p>
          </table:table-cell>
          <table:table-cell table:style-name="ce2" table:formula="of:=[.H5]*2*1000" office:value-type="float" office:value="0.002906" calcext:value-type="float">
            <text:p>2.91E-003</text:p>
          </table:table-cell>
          <table:table-cell table:style-name="ce2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2" office:value-type="float" office:value="0.0000014851" calcext:value-type="float">
            <text:p>1.49E-006</text:p>
          </table:table-cell>
          <table:table-cell table:style-name="ce2" table:formula="of:=[.H6]*2*1000" office:value-type="float" office:value="0.0029702" calcext:value-type="float">
            <text:p>2.97E-003</text:p>
          </table:table-cell>
          <table:table-cell table:style-name="ce2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2" office:value-type="float" office:value="0.0000015148" calcext:value-type="float">
            <text:p>1.51E-006</text:p>
          </table:table-cell>
          <table:table-cell table:style-name="ce2" table:formula="of:=[.H7]*2*1000" office:value-type="float" office:value="0.0030296" calcext:value-type="float">
            <text:p>3.03E-003</text:p>
          </table:table-cell>
          <table:table-cell table:style-name="ce2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2" office:value-type="float" office:value="0.0000015452" calcext:value-type="float">
            <text:p>1.55E-006</text:p>
          </table:table-cell>
          <table:table-cell table:style-name="ce2" table:formula="of:=[.H8]*2*1000" office:value-type="float" office:value="0.0030904" calcext:value-type="float">
            <text:p>3.09E-003</text:p>
          </table:table-cell>
          <table:table-cell table:style-name="ce2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2" office:value-type="float" office:value="0.0000015796" calcext:value-type="float">
            <text:p>1.58E-006</text:p>
          </table:table-cell>
          <table:table-cell table:style-name="ce2" table:formula="of:=[.H9]*2*1000" office:value-type="float" office:value="0.0031592" calcext:value-type="float">
            <text:p>3.16E-003</text:p>
          </table:table-cell>
          <table:table-cell table:style-name="ce2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2" office:value-type="float" office:value="0.0000016258" calcext:value-type="float">
            <text:p>1.63E-006</text:p>
          </table:table-cell>
          <table:table-cell table:style-name="ce2" table:formula="of:=[.H10]*2*1000" office:value-type="float" office:value="0.0032516" calcext:value-type="float">
            <text:p>3.25E-003</text:p>
          </table:table-cell>
          <table:table-cell table:style-name="ce2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2" office:value-type="float" office:value="0.0000017462" calcext:value-type="float">
            <text:p>1.75E-006</text:p>
          </table:table-cell>
          <table:table-cell table:style-name="ce2" table:formula="of:=[.H11]*2*1000" office:value-type="float" office:value="0.0034924" calcext:value-type="float">
            <text:p>3.49E-003</text:p>
          </table:table-cell>
          <table:table-cell table:style-name="ce2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544455" calcext:value-type="float">
            <text:p>0.0054445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" office:value-type="float" office:value="0.00000175" calcext:value-type="float">
            <text:p>1.75E-006</text:p>
          </table:table-cell>
          <table:table-cell table:style-name="ce2" table:formula="of:=[.H12]*2*1000" office:value-type="float" office:value="0.0035" calcext:value-type="float">
            <text:p>3.50E-003</text:p>
          </table:table-cell>
          <table:table-cell table:style-name="ce2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67.039516580801" calcext:value-type="float">
            <text:p>67.03951658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36464976733869" calcext:value-type="float">
            <text:p>0.0013646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4.1931" calcext:value-type="float">
            <text:p>224.1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2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2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17429.4130388958" calcext:value-type="float">
            <text:p>17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91285.0474876389" calcext:value-type="float">
            <text:p>9128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83855.3871378106" calcext:value-type="float">
            <text:p>8385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78528.1246807394" calcext:value-type="float">
            <text:p>7852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25" calcext:value-type="float">
            <text:p>0.00125</text:p>
          </table:table-cell>
          <table:table-cell office:value-type="float" office:value="0.75" calcext:value-type="float">
            <text:p>0.75</text:p>
          </table:table-cell>
          <table:table-cell table:formula="of:=2.65*([.C23]+1)-(5.3-3.5*[.C23])*[.C23]*[.C23]*EXP(-(1.5-LOG([.$B$21];10)/2))" office:value-type="float" office:value="4.62736149537481" calcext:value-type="float">
            <text:p>4.6273614954</text:p>
          </table:table-cell>
          <table:table-cell table:formula="of:=[.B23]/([.C23])^(-[.D23])" office:value-type="float" office:value="0.000330197145049425" calcext:value-type="float">
            <text:p>0.0003301971</text:p>
          </table:table-cell>
          <table:table-cell/>
          <table:table-cell table:style-name="ce2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74002.6241319231" calcext:value-type="float">
            <text:p>7400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69726.5606212306" calcext:value-type="float">
            <text:p>697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/>
          <table:table-cell table:formula="of:=[.B23]/[.E23]" office:value-type="float" office:value="3.78561722516678" calcext:value-type="float">
            <text:p>3.7856172252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65263.4193319452" calcext:value-type="float">
            <text:p>652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2" table:formula="of:=PI()*[.B8]/2 * SQRT([.B3]/[.B19] *2 * (1+[.B20])) / (0.1631*[.B20] + 0.8756)" office:value-type="float" office:value="0.000040654432952378" calcext:value-type="float">
            <text:p>4.07E-005</text:p>
          </table:table-cell>
          <table:table-cell/>
          <table:table-cell table:style-name="ce3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59855.9806840486" calcext:value-type="float">
            <text:p>5985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2" office:value-type="float" office:value="0.000005" calcext:value-type="float">
            <text:p>5.00E-006</text:p>
          </table:table-cell>
          <table:table-cell table:formula="of:=[.B27]/[.B26]" office:value-type="float" office:value="0.122987817979331" calcext:value-type="float">
            <text:p>0.122987818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48310.6092051787" calcext:value-type="float">
            <text:p>4831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03269157114208" calcext:value-type="float">
            <text:p>0.0001032692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445.423282363808" calcext:value-type="float">
            <text:p>44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2" office:value-type="string" calcext:value-type="string">
            <text:p>Total number of particle</text:p>
          </table:table-cell>
          <table:table-cell table:style-name="ce8" table:formula="of:=SUM([.I19:.I28])" office:value-type="float" office:value="588702.589601775" calcext:value-type="float">
            <text:p>58870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2" table:formula="of:=[.B30]/[.B27]" office:value-type="float" office:value="40000000" calcext:value-type="float">
            <text:p>4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2" table:formula="of:=[.B3]*[.B17]" office:value-type="float" office:value="0.0000353429173528852" calcext:value-type="float">
            <text:p>3.53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46714019231804" calcext:value-type="float">
            <text:p>0.000346714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[.B37]*[.B3]/([.B2]*(1-[.B37])+[.B37]*[.B3])" office:value-type="float" office:value="0.35" calcext:value-type="float">
            <text:p>0.3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230404925408477" calcext:value-type="float">
            <text:p>0.2304049254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Vol of particles</text:p>
          </table:table-cell>
          <table:table-cell table:formula="of:=[.B37]*[.B16]" office:value-type="float" office:value="0.00879953791195677" calcext:value-type="float">
            <text:p>0.0087995379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2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125" calcext:value-type="float">
            <text:p>0.00125</text:p>
          </table:table-cell>
          <table:table-cell table:number-columns-repeated="7"/>
        </table:table-row>
        <table:table-row table:style-name="ro1">
          <table:table-cell table:style-name="ce2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4575" calcext:value-type="float">
            <text:p>0.014575</text:p>
          </table:table-cell>
          <table:table-cell table:number-columns-repeated="7"/>
        </table:table-row>
        <table:table-row table:style-name="ro1">
          <table:table-cell table:style-name="ce2"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125" calcext:value-type="float">
            <text:p>0.125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2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2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2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2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2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2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2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4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2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2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2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2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2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2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2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2]/60)*[.$B$12]*[.$B$12]*[.$B$2]/[.E2]" office:value-type="float" office:value="0.752686666666667" calcext:value-type="float">
            <text:p>0.7526866667</text:p>
          </table:table-cell>
          <table:table-cell table:formula="of:=[.$B$12]/[.G2]^(0.75)*3.1416" office:value-type="float" office:value="0.493735031136241" calcext:value-type="float">
            <text:p>0.4937350311</text:p>
          </table:table-cell>
          <table:table-cell table:formula="of:=[.$B$10]/[.H2]" office:value-type="float" office:value="0.739262918330951" calcext:value-type="float">
            <text:p>0.7392629183</text:p>
          </table:table-cell>
          <table:table-cell table:formula="of:=[.F2]/60*[.$B$12]* 2*3.1416" office:value-type="float" office:value="0.01329944" calcext:value-type="float">
            <text:p>0.01329944</text:p>
          </table:table-cell>
          <table:table-cell table:formula="of:=[.$B$27]*[.J2]" office:value-type="float" office:value="0.0000001329944" calcext:value-type="float">
            <text:p>0.000000133</text:p>
          </table:table-cell>
          <table:table-cell table:formula="of:=[.K2]/[.$B$8]*2" office:value-type="float" office:value="0.0000886629333333334" calcext:value-type="float">
            <text:p>8.86629333333334E-005</text:p>
          </table:table-cell>
          <table:table-cell table:formula="of:=1/[.L2]" office:value-type="float" office:value="11278.6703801062" calcext:value-type="float">
            <text:p>11278.6703801062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([.F3]/60)*[.$B$12]*[.$B$12]*[.$B$2]/[.E3]" office:value-type="float" office:value="1.50537333333333" calcext:value-type="float">
            <text:p>1.5053733333</text:p>
          </table:table-cell>
          <table:table-cell table:formula="of:=[.$B$12]/[.G3]^(0.75)*3.1416" office:value-type="float" office:value="0.293576605976654" calcext:value-type="float">
            <text:p>0.293576606</text:p>
          </table:table-cell>
          <table:table-cell table:formula="of:=[.$B$10]/[.H3]" office:value-type="float" office:value="1.24328707590899" calcext:value-type="float">
            <text:p>1.2432870759</text:p>
          </table:table-cell>
          <table:table-cell table:formula="of:=[.F3]/60*[.$B$12]* 2*3.1416" office:value-type="float" office:value="0.02659888" calcext:value-type="float">
            <text:p>0.02659888</text:p>
          </table:table-cell>
          <table:table-cell table:formula="of:=[.$B$27]*[.J3]" office:value-type="float" office:value="0.0000002659888" calcext:value-type="float">
            <text:p>0.000000266</text:p>
          </table:table-cell>
          <table:table-cell table:formula="of:=[.K3]/[.$B$8]*2" office:value-type="float" office:value="0.000177325866666667" calcext:value-type="float">
            <text:p>0.0001773259</text:p>
          </table:table-cell>
          <table:table-cell table:formula="of:=1/[.L3]" office:value-type="float" office:value="5639.33519005311" calcext:value-type="float">
            <text:p>5639.335190053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4]/60)*[.$B$12]*[.$B$12]*[.$B$2]/[.E4]" office:value-type="float" office:value="3.76343333333333" calcext:value-type="float">
            <text:p>3.7634333333</text:p>
          </table:table-cell>
          <table:table-cell table:formula="of:=[.$B$12]/[.G4]^(0.75)*3.1416" office:value-type="float" office:value="0.14766121541116" calcext:value-type="float">
            <text:p>0.1476612154</text:p>
          </table:table-cell>
          <table:table-cell table:formula="of:=[.$B$10]/[.H4]" office:value-type="float" office:value="2.471874547312" calcext:value-type="float">
            <text:p>2.4718745473</text:p>
          </table:table-cell>
          <table:table-cell table:formula="of:=[.F4]/60*[.$B$12]* 2*3.1416" office:value-type="float" office:value="0.0664972" calcext:value-type="float">
            <text:p>0.0664972</text:p>
          </table:table-cell>
          <table:table-cell table:formula="of:=[.$B$27]*[.J4]" office:value-type="float" office:value="0.000000664972" calcext:value-type="float">
            <text:p>0.000000665</text:p>
          </table:table-cell>
          <table:table-cell table:formula="of:=[.K4]/[.$B$8]*2" office:value-type="float" office:value="0.000443314666666667" calcext:value-type="float">
            <text:p>0.0004433147</text:p>
          </table:table-cell>
          <table:table-cell table:formula="of:=1/[.L4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5]/60)*[.$B$12]*[.$B$12]*[.$B$2]/[.E5]" office:value-type="float" office:value="7.52686666666667" calcext:value-type="float">
            <text:p>7.5268666667</text:p>
          </table:table-cell>
          <table:table-cell table:formula="of:=[.$B$12]/[.G5]^(0.75)*3.1416" office:value-type="float" office:value="0.0877998839884503" calcext:value-type="float">
            <text:p>0.087799884</text:p>
          </table:table-cell>
          <table:table-cell table:formula="of:=[.$B$10]/[.H5]" office:value-type="float" office:value="4.15718089158312" calcext:value-type="float">
            <text:p>4.1571808916</text:p>
          </table:table-cell>
          <table:table-cell table:formula="of:=[.F5]/60*[.$B$12]* 2*3.1416" office:value-type="float" office:value="0.1329944" calcext:value-type="float">
            <text:p>0.1329944</text:p>
          </table:table-cell>
          <table:table-cell table:formula="of:=[.$B$27]*[.J5]" office:value-type="float" office:value="0.000001329944" calcext:value-type="float">
            <text:p>1.329944E-006</text:p>
          </table:table-cell>
          <table:table-cell table:formula="of:=[.K5]/[.$B$8]*2" office:value-type="float" office:value="0.000886629333333334" calcext:value-type="float">
            <text:p>0.0008866293</text:p>
          </table:table-cell>
          <table:table-cell table:formula="of:=1/[.L5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6]/60)*[.$B$12]*[.$B$12]*[.$B$2]/[.E6]" office:value-type="float" office:value="18.8171666666667" calcext:value-type="float">
            <text:p>18.8171666667</text:p>
          </table:table-cell>
          <table:table-cell table:formula="of:=[.$B$12]/[.G6]^(0.75)*3.1416" office:value-type="float" office:value="0.0441610036997444" calcext:value-type="float">
            <text:p>0.0441610037</text:p>
          </table:table-cell>
          <table:table-cell table:formula="of:=[.$B$10]/[.H6]" office:value-type="float" office:value="8.2652106931644" calcext:value-type="float">
            <text:p>8.2652106932</text:p>
          </table:table-cell>
          <table:table-cell table:formula="of:=[.F6]/60*[.$B$12]* 2*3.1416" office:value-type="float" office:value="0.332486" calcext:value-type="float">
            <text:p>0.332486</text:p>
          </table:table-cell>
          <table:table-cell table:formula="of:=[.$B$27]*[.J6]" office:value-type="float" office:value="0.00000332486" calcext:value-type="float">
            <text:p>3.32486E-006</text:p>
          </table:table-cell>
          <table:table-cell table:formula="of:=[.K6]/[.$B$8]*2" office:value-type="float" office:value="0.00221657333333333" calcext:value-type="float">
            <text:p>0.0022165733</text:p>
          </table:table-cell>
          <table:table-cell table:formula="of:=1/[.L6]" office:value-type="float" office:value="451.146815204249" calcext:value-type="float">
            <text:p>451.1468152043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7]/60)*[.$B$12]*[.$B$12]*[.$B$2]/[.E7]" office:value-type="float" office:value="37.6343333333333" calcext:value-type="float">
            <text:p>37.6343333333</text:p>
          </table:table-cell>
          <table:table-cell table:formula="of:=[.$B$12]/[.G7]^(0.75)*3.1416" office:value-type="float" office:value="0.0262582899026987" calcext:value-type="float">
            <text:p>0.0262582899</text:p>
          </table:table-cell>
          <table:table-cell table:formula="of:=[.$B$10]/[.H7]" office:value-type="float" office:value="13.9003720863972" calcext:value-type="float">
            <text:p>13.9003720864</text:p>
          </table:table-cell>
          <table:table-cell table:formula="of:=[.F7]/60*[.$B$12]* 2*3.1416" office:value-type="float" office:value="0.664972" calcext:value-type="float">
            <text:p>0.664972</text:p>
          </table:table-cell>
          <table:table-cell table:formula="of:=[.$B$27]*[.J7]" office:value-type="float" office:value="0.00000664972" calcext:value-type="float">
            <text:p>6.64972E-006</text:p>
          </table:table-cell>
          <table:table-cell table:formula="of:=[.K7]/[.$B$8]*2" office:value-type="float" office:value="0.00443314666666667" calcext:value-type="float">
            <text:p>0.0044331467</text:p>
          </table:table-cell>
          <table:table-cell table:formula="of:=1/[.L7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8]/60)*[.$B$12]*[.$B$12]*[.$B$2]/[.E8]" office:value-type="float" office:value="75.2686666666667" calcext:value-type="float">
            <text:p>75.2686666667</text:p>
          </table:table-cell>
          <table:table-cell table:formula="of:=[.$B$12]/[.G8]^(0.75)*3.1416" office:value-type="float" office:value="0.0156132725900467" calcext:value-type="float">
            <text:p>0.0156132726</text:p>
          </table:table-cell>
          <table:table-cell table:formula="of:=[.$B$10]/[.H8]" office:value-type="float" office:value="23.3775461162885" calcext:value-type="float">
            <text:p>23.377546116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9]/60)*[.$B$12]*[.$B$12]*[.$B$2]/[.E9]" office:value-type="float" office:value="112.903" calcext:value-type="float">
            <text:p>112.903</text:p>
          </table:table-cell>
          <table:table-cell table:formula="of:=[.$B$12]/[.G9]^(0.75)*3.1416" office:value-type="float" office:value="0.0115192843218382" calcext:value-type="float">
            <text:p>0.0115192843</text:p>
          </table:table-cell>
          <table:table-cell table:formula="of:=[.$B$10]/[.H9]" office:value-type="float" office:value="31.6859962652397" calcext:value-type="float">
            <text:p>31.6859962652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10]/60)*[.$B$12]*[.$B$12]*[.$B$2]/[.E10]" office:value-type="float" office:value="150.537333333333" calcext:value-type="float">
            <text:p>150.5373333333</text:p>
          </table:table-cell>
          <table:table-cell table:formula="of:=[.$B$12]/[.G10]^(0.75)*3.1416" office:value-type="float" office:value="0.00928370742628027" calcext:value-type="float">
            <text:p>0.0092837074</text:p>
          </table:table-cell>
          <table:table-cell table:formula="of:=[.$B$10]/[.H10]" office:value-type="float" office:value="39.3161894532307" calcext:value-type="float">
            <text:p>39.31618945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11]/60)*[.$B$12]*[.$B$12]*[.$B$2]/[.E11]" office:value-type="float" office:value="188.171666666667" calcext:value-type="float">
            <text:p>188.1716666667</text:p>
          </table:table-cell>
          <table:table-cell table:formula="of:=[.$B$12]/[.G11]^(0.75)*3.1416" office:value-type="float" office:value="0.00785306036059081" calcext:value-type="float">
            <text:p>0.0078530604</text:p>
          </table:table-cell>
          <table:table-cell table:formula="of:=[.$B$10]/[.H11]" office:value-type="float" office:value="46.4786953417151" calcext:value-type="float">
            <text:p>46.4786953417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12]/60)*[.$B$12]*[.$B$12]*[.$B$2]/[.E12]" office:value-type="float" office:value="225.806" calcext:value-type="float">
            <text:p>225.806</text:p>
          </table:table-cell>
          <table:table-cell table:formula="of:=[.$B$12]/[.G12]^(0.75)*3.1416" office:value-type="float" office:value="0.00684940743763465" calcext:value-type="float">
            <text:p>0.0068494074</text:p>
          </table:table-cell>
          <table:table-cell table:formula="of:=[.$B$10]/[.H12]" office:value-type="float" office:value="53.2892813463653" calcext:value-type="float">
            <text:p>53.2892813464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2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3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2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2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4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table:style-name="ce2" office:value-type="float" office:value="1000000" calcext:value-type="float">
            <text:p>1.00E+006</text:p>
          </table:table-cell>
          <table:table-cell table:style-name="ce2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table:style-name="ce2" office:value-type="float" office:value="1000000" calcext:value-type="float">
            <text:p>1.00E+006</text:p>
          </table:table-cell>
          <table:table-cell table:style-name="ce2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table:number-columns-repeated="2" table:style-name="ce2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2" office:value-type="float" office:value="100001" calcext:value-type="float">
            <text:p>1.00E+005</text:p>
          </table:table-cell>
          <table:table-cell table:style-name="ce2" office:value-type="float" office:value="1000001" calcext:value-type="float">
            <text:p>1.00E+006</text:p>
          </table:table-cell>
          <table:table-cell table:style-name="ce2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2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2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2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9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2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2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2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2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2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9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2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2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2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2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2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2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2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8" table:default-cell-style-name="ce1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4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1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2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2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2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20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2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2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2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00-00-00</text:date>, <text:time style:data-style-name="N2" text:time-value="0000-00-00T00:00:02.923398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7-23T13:45:38.931465935</dc:date>
    <dc:creator>bruno </dc:creator>
    <meta:editing-duration>P5DT7H11M11S</meta:editing-duration>
    <meta:editing-cycles>109</meta:editing-cycles>
    <meta:document-statistic meta:table-count="20" meta:cell-count="2157" meta:object-count="0"/>
  </office:meta>
</office:document-meta>
</file>